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>
        <style:tab-stops>
          <style:tab-stop style:position="3.658cm"/>
        </style:tab-stops>
      </style:paragraph-properties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5a8fd2" fo:font-size="18pt" style:font-size-asian="18pt" style:font-size-complex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dracut“ [SSA 1008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initramfs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tird/initramfs sind beim Booten dazu da, das root-Dateisystem zu finden, damit der Kernel an den Init-Prozess übergeben kann</text:p>
              </text:list-item>
              <text:list-item>
                <text:p>initrd ist block device basiert, initramfs ist File basiert – heute wird fast ausschliesslich initramfs benutz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initramfs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p>Die Tools im initramfs laden z.B. die Funktionalität, um...:</text:p>
            <text:list text:style-name="L2">
              <text:list-item>
                <text:p text:style-name="P3">...RAID Devices zu initialisieren</text:p>
              </text:list-item>
              <text:list-item>
                <text:p text:style-name="P3">...Verbindung zu einem NFS Server her zu stellen</text:p>
              </text:list-item>
              <text:list-item>
                <text:p text:style-name="P3">...Partitionen auf LVM zu finden</text:p>
              </text:list-item>
              <text:list-item>
                <text:p text:style-name="P3"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drac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racut</text:span> löst <text:span text:style-name="T1">mkinitrd</text:span> ab</text:p>
              </text:list-item>
              <text:list-item>
                <text:p><text:span text:style-name="T1">dracut</text:span> erstellt ein initramfs welches vom Kernel benutzt wird, um das root-Dateisystem zu finden</text:p>
              </text:list-item>
              <text:list-item>
                <text:p><text:span text:style-name="T1">dracut</text:span> ist nicht Distributions-spezifis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cut Funktion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acut ist so generisch wie möglich und kopiert Tools von dem installierten System, um das initramfs zu erstellen</text:p>
              </text:list-item>
              <text:list-item>
                <text:p>dracut besteht aus vielen verschiedenen Modulen, die sich um jeweils eine spezifische Funktion kümmern, z.B: MD RAID, LVM2, iSCSI, NF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ramfs definier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Das initramfs wird wie der Kernel als GRUB-Parameter definiert (nicht vom Namen irritieren lassen), Beispiel:</text:p>
            <text:p/>
            <text:p><text:span text:style-name="T2">menuentry 'AdSy Test' {</text:span></text:p>
            <text:p text:style-name="P4"><text:span text:style-name="T2"><text:s text:c="8"/></text:span><text:span text:style-name="T2">set</text:span><text:span text:style-name="T2"><text:tab/></text:span><text:span text:style-name="T2">root='hd0,msdos2'</text:span></text:p>
            <text:p text:style-name="P4"><text:span text:style-name="T2"><text:s text:c="8"/></text:span><text:span text:style-name="T2">echo</text:span><text:span text:style-name="T2"><text:tab/></text:span><text:span text:style-name="T2">'Loading AdSy Test \o/'</text:span></text:p>
            <text:p text:style-name="P4"><text:span text:style-name="T2"><text:s text:c="8"/></text:span><text:span text:style-name="T2">linux</text:span><text:span text:style-name="T2"><text:tab/></text:span><text:span text:style-name="T2">/boot/vmlinuz-3.12.60-52.54-default root=UUID=e5[...]f12 ${extra_cmdline}</text:span></text:p>
            <text:p text:style-name="P4"><text:span text:style-name="T2"><text:s text:c="8"/></text:span><text:span text:style-name="T2">echo</text:span><text:span text:style-name="T2"><text:tab/></text:span><text:span text:style-name="T2">'Loading initial ramdisk \o/'</text:span></text:p>
            <text:p text:style-name="P4"><text:span text:style-name="T2"><text:s text:c="8"/></text:span><text:span text:style-name="T3">initrd</text:span><text:span text:style-name="T3"><text:tab/></text:span><text:span text:style-name="T3">/boot/initrd-3.12.60-52.54-default</text:span></text:p>
            <text:p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enthält die initramf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initramfs ist ein komprimiertes CPIO Archiv</text:p>
              </text:list-item>
              <text:list-item>
                <text:p>Unter SLE ist das Archiv LZMA komprimiert</text:p>
              </text:list-item>
              <text:list-item>
                <text:p>Entpacken:</text:p>
                <text:p><text:span text:style-name="T1">xzcat /boot/initrd… &gt; initrd...cpio</text:span><text:span text:style-name="T1"><text:line-break/></text:span><text:span text:style-name="T1">cpio -idv &lt; initrd...cpio</text:span></text:p>
              </text:list-item>
              <text:list-item>
                <text:p>Speziefisches Tool:</text:p>
                <text:p><text:span text:style-name="T1">lsinitrd</text:span></text:p>
              </text:list-item>
              <text:list-item>
                <text:p>Relevant sind v.a. die Kernel-Module und Helper-Tools wie modprobe, mount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ramfs erzeugen/anpass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ues initramfs erstellen und aktuelles überschreiben:</text:p>
                <text:p><text:span text:style-name="T1">dracut -f</text:span></text:p>
              </text:list-item>
              <text:list-item>
                <text:p>Neues Kernel-Modul im initramfs aufnehmen, Variable <text:span text:style-name="T4">force_drivers</text:span> ergänzen (mehrere Module durch Leerzeichen trennen)</text:p>
                <text:p><text:span text:style-name="T1">vi /etc/dracut.conf</text:span></text:p>
                <text:list>
                  <text:list-header>
                    <text:p>oder</text:p>
                  </text:list-header>
                </text:list>
                <text:p><text:span text:style-name="T1">vi /etc/dracut.conf.d/xyz.conf</text:span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cut Modul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e auflisten</text:p>
                <text:p><text:span text:style-name="T1">rpm -ql dracut | grep modules.d</text:span></text:p>
                <text:p>oder</text:p>
                <text:p><text:span text:style-name="T1">ls -la /usr/lib/dracut/modules.d</text:span></text:p>
              </text:list-item>
              <text:list-item>
                <text:p>Viele der Module sind inline dokumentiert, z.B:</text:p>
                <text:p><text:span text:style-name="T1">/usr/lib/dracut/modules.d/95cifs/cifs-lib.sh</text:span><text:line-break/><text:span text:style-name="T1">/usr/lib/dracut/modules.d/95nfs/parse-nfsroot.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llstrick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nn Kernel-Parameter über <text:span text:style-name="T1">sysctl</text:span> angepasst werden (/etc/sysctl.conf, /etc/sysctl.d/*.conf), muss das initramfs ebenfalls neu geschrieben werden!<text:line-break/></text:p>
            <text:p><text:span text:style-name="T1">dracut -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lides</text:span></text:p>
                <text:p><text:span text:style-name="T5">Adfinis SyGroup AG, 2016, Attribution-NonCommercial 2.0</text:span><text:span text:style-name="T5"><text:line-break/></text:span><text:span text:style-name="T5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8:23:16.448860068</dc:date>
    <dc:creator>Nicolas Christener</dc:creator>
    <meta:editing-duration>PT7H15M41S</meta:editing-duration>
    <meta:editing-cycles>92</meta:editing-cycles>
    <meta:generator>LibreOffice/5.2.0.4$Linux_X86_64 LibreOffice_project/20m0$Build-4</meta:generator>
    <meta:document-statistic meta:object-count="65"/>
    <meta:user-defined meta:name="Modul_Area">SSA</meta:user-defined>
    <meta:user-defined meta:name="Modul_ID">1008</meta:user-defined>
    <meta:user-defined meta:name="Modul_Name">dracut</meta:user-defined>
  </office:meta>
</office:document-meta>
</file>